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3E8C528B20FFCB251F0.png" manifest:media-type="image/png"/>
  <manifest:file-entry manifest:full-path="Pictures/10000201000003E8000003E8D45A509D7615ADC6.png" manifest:media-type="image/png"/>
  <manifest:file-entry manifest:full-path="Pictures/10000201000003E8000003E890A52EAD6E8BB00D.png" manifest:media-type="image/png"/>
  <manifest:file-entry manifest:full-path="Pictures/10000201000003E8000003E80190DCE1D151FBE8.png" manifest:media-type="image/png"/>
  <manifest:file-entry manifest:full-path="Pictures/10000201000003E8000003E8C15F28AD1E4B7E7B.png" manifest:media-type="image/png"/>
  <manifest:file-entry manifest:full-path="Pictures/10000201000003E8000003E8486E835E3C772E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1" svg:font-family="'MS Gothic'"/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刻明朝 Regular" svg:font-family="'刻明朝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7.051cm" fo:min-width="18.6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9.871cm" fo:min-width="18.79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2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14.7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31cm" fo:min-width="19.2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17.4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8.461cm" fo:min-width="15.8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16.7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641cm" fo:min-width="18.5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5.641cm" fo:min-width="17.435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9.871cm" fo:min-width="14.11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  <style:paragraph-properties fo:text-align="start" style:text-autospace="none"/>
      <style:text-properties fo:color="#000000" style:font-name="刻明朝 Regular" fo:font-size="9.5pt" fo:font-style="italic" fo:font-weight="bold" style:font-name-asian="刻明朝 Regular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 style:text-autospace="none"/>
    </style:style>
    <style:style style:name="P5" style:family="paragraph">
      <loext:graphic-properties draw:fill="none" draw:fill-color="#ffffff"/>
      <style:text-properties style:font-name="刻明朝 Regular" fo:font-size="40pt" fo:font-style="italic" fo:font-weight="bold" style:font-name-asian="刻明朝 Regular" style:font-size-asian="40pt" style:font-style-asian="italic" style:font-weight-asian="bold" style:font-size-complex="40pt" style:font-style-complex="italic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text-autospace="none"/>
    </style:style>
    <style:style style:name="P8" style:family="paragraph">
      <loext:graphic-properties draw:fill="none" draw:fill-color="#ffffff"/>
      <style:paragraph-properties fo:text-align="start" style:text-autospace="none"/>
      <style:text-properties fo:color="#000000" style:font-name="MS Gothic1" fo:font-size="9.5pt" fo:font-style="italic" fo:font-weight="bold" style:font-name-asian="MS Gothic1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9" style:family="paragraph">
      <loext:graphic-properties draw:fill="none" draw:fill-color="#ffffff"/>
      <style:paragraph-properties style:text-autospace="none"/>
      <style:text-properties fo:color="#000000" style:font-name="MS Gothic1" fo:font-size="9.5pt" fo:font-style="italic" fo:font-weight="bold" style:font-name-asian="MS Gothic1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style:text-autospace="none"/>
      <style:text-properties fo:color="#000000" style:font-name="刻明朝 Regular" fo:font-size="40pt" fo:font-style="italic" fo:font-weight="bold" style:font-name-asian="刻明朝 Regular" style:font-size-asian="40pt" style:font-style-asian="italic" style:font-weight-asian="bold" style:font-name-complex="MS Gothic1" style:font-size-complex="40pt" style:font-style-complex="italic" style:font-weight-complex="bold"/>
    </style:style>
    <style:style style:name="T1" style:family="text">
      <style:text-properties fo:color="#000000" style:font-name="刻明朝 Regular" fo:font-size="40pt" fo:font-style="italic" fo:font-weight="bold" style:font-name-asian="刻明朝 Regular" style:font-size-asian="40pt" style:font-style-asian="italic" style:font-weight-asian="bold" style:font-name-complex="MS Gothic1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145cm" svg:height="7.301cm" svg:x="0.928cm" svg:y="10.35cm">
          <draw:text-box>
            <text:p text:style-name="P1"><text:span text:style-name="T1">"The Murderer Among Us"</text:span><text:span text:style-name="T1">は</text:span></text:p>
            <text:p text:style-name="P1"><text:span text:style-name="T1">正体隠匿系のパーティゲームです。</text:span></text:p>
            <text:p text:style-name="P1"><text:span text:style-name="T1"/></text:p>
            <text:p text:style-name="P1"><text:span text:style-name="T1">プレイには</text:span><text:span text:style-name="T1">3</text:span><text:span text:style-name="T1">～</text:span><text:span text:style-name="T1">10</text:span><text:span text:style-name="T1">人の</text:span></text:p>
            <text:p text:style-name="P1"><text:span text:style-name="T1">プレイヤーが必要で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19.298cm" svg:height="10.121cm" svg:x="0.851cm" svg:y="8.94cm">
          <draw:text-box>
            <text:p text:style-name="P1"><text:span text:style-name="T1">このゲームでは、二つの陣営に分かれて</text:span></text:p>
            <text:p text:style-name="P1"><text:span text:style-name="T1">対決することになります。</text:span></text:p>
            <text:p text:style-name="P1"><text:span text:style-name="T1"/></text:p>
            <text:p text:style-name="P4"><text:span text:style-name="T1">各陣営にはユニークな能力を持つ</text:span></text:p>
            <text:p text:style-name="P1"><text:span text:style-name="T1">様々な役職が存在します。</text:span></text:p>
            <text:p text:style-name="P1"><text:span text:style-name="T1"/></text:p>
            <text:p text:style-name="P1"><text:span text:style-name="T1">陣営と役職はランダムに決められま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D45A509D7615ADC6.png" xlink:type="simple" xlink:show="embed" xlink:actuate="onLoad" loext:mime-type="image/png">
            <text:p/>
          </draw:image>
        </draw:frame>
        <draw:frame draw:style-name="gr5" draw:text-style-name="P8" draw:layer="layout" svg:width="20.904cm" svg:height="4.47cm" svg:x="0.064cm" svg:y="20.854cm">
          <draw:text-box>
            <text:p text:style-name="P7"><text:span text:style-name="T1">陣営は、鍵の在処の手がかりを集めて</text:span></text:p>
            <text:p text:style-name="P7"><text:span text:style-name="T1">屋敷からの脱出を目指すゲスト陣営と、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90A52EAD6E8BB00D.png" xlink:type="simple" xlink:show="embed" xlink:actuate="onLoad" loext:mime-type="image/png">
            <text:p/>
          </draw:image>
        </draw:frame>
        <draw:frame draw:style-name="gr6" draw:text-style-name="P9" draw:layer="layout" svg:width="15.289cm" svg:height="4.47cm" svg:x="2.846cm" svg:y="20.854cm">
          <draw:text-box>
            <text:p text:style-name="P1"><text:span text:style-name="T1">ゲスト達の虐殺を目論む</text:span></text:p>
            <text:p text:style-name="P1"><text:span text:style-name="T1">殺人鬼陣営が存在しま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C15F28AD1E4B7E7B.png" xlink:type="simple" xlink:show="embed" xlink:actuate="onLoad" loext:mime-type="image/png">
            <text:p/>
          </draw:image>
        </draw:frame>
        <draw:frame draw:style-name="gr7" draw:text-style-name="P9" draw:layer="layout" svg:width="19.751cm" svg:height="4.481cm" svg:x="0.641cm" svg:y="20.843cm">
          <draw:text-box>
            <text:p text:style-name="P1"><text:span text:style-name="T1">プレイヤー達はパーティの参加者となって、</text:span></text:p>
            <text:p text:style-name="P1"><text:span text:style-name="T1">協力や騙し合いをしつつ</text:span></text:p>
            <text:p text:style-name="P1"><text:span text:style-name="T1">それぞれの勝利を目指しま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0190DCE1D151FBE8.png" xlink:type="simple" xlink:show="embed" xlink:actuate="onLoad" loext:mime-type="image/png">
            <text:p/>
          </draw:image>
        </draw:frame>
        <draw:frame draw:style-name="gr8" draw:text-style-name="P9" draw:layer="layout" svg:width="17.932cm" svg:height="4.47cm" svg:x="1.55cm" svg:y="20.854cm">
          <draw:text-box>
            <text:p text:style-name="P1"><text:span text:style-name="T1">ゲームはラウンド毎に区切られており、</text:span></text:p>
            <text:p text:style-name="P1"><text:span text:style-name="T1">行動と話し合いを</text:span></text:p>
            <text:p text:style-name="P1"><text:span text:style-name="T1">交互に繰り返して進んでいきま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5" draw:layer="layout" svg:width="16.369cm" svg:height="8.711cm" svg:x="2.316cm" svg:y="9.645cm">
          <draw:text-box>
            <text:p text:style-name="P1"><text:span text:style-name="T1">ゲームを始める前に、</text:span></text:p>
            <text:p text:style-name="P1"><text:span text:style-name="T1">ゲームマスターを一人選びます。</text:span></text:p>
            <text:p text:style-name="P1"><text:span text:style-name="T1"/></text:p>
            <text:p text:style-name="P1"><text:span text:style-name="T1">進行はゲームマスターが行います。</text:span></text:p>
            <text:p text:style-name="P1"><text:span text:style-name="T1">画面の表示に従って</text:span></text:p>
            <text:p text:style-name="P1"><text:span text:style-name="T1">プレイヤー達を案内しま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C528B20FFCB251F0.png" xlink:type="simple" xlink:show="embed" xlink:actuate="onLoad" loext:mime-type="image/png">
            <text:p/>
          </draw:image>
        </draw:frame>
        <draw:frame draw:style-name="gr10" draw:text-style-name="P9" draw:layer="layout" svg:width="17.297cm" svg:height="4.47cm" svg:x="1.868cm" svg:y="20.854cm">
          <draw:text-box>
            <text:p text:style-name="P1"><text:span text:style-name="T1">まず、プレイヤー達が順番に</text:span></text:p>
            <text:p text:style-name="P1"><text:span text:style-name="T1">各々の行動を選択していきます。</text:span></text:p>
            <text:p text:style-name="P1"><text:span text:style-name="T1">この時、操作プレイヤー以外は</text:span></text:p>
            <text:p text:style-name="P1"><text:span text:style-name="T1">画面を見てはいけません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5" draw:layer="layout" svg:width="19.074cm" svg:height="5.891cm" svg:x="0.963cm" svg:y="11.055cm">
          <draw:text-box>
            <text:p text:style-name="P1"><text:span text:style-name="T1">全てのプレイヤーが行動を選択したら、</text:span></text:p>
            <text:p text:style-name="P1"><text:span text:style-name="T1">その時点までに死亡した</text:span></text:p>
            <text:p text:style-name="P1"><text:span text:style-name="T1">プレイヤーの一覧を確認し、</text:span></text:p>
            <text:p text:style-name="P1"><text:span text:style-name="T1">話し合いへと移りま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486E835E3C772E19.png" xlink:type="simple" xlink:show="embed" xlink:actuate="onLoad" loext:mime-type="image/png">
            <text:p/>
          </draw:image>
        </draw:frame>
        <draw:frame draw:style-name="gr12" draw:text-style-name="P9" draw:layer="layout" svg:width="18.025cm" svg:height="4.47cm" svg:x="1.504cm" svg:y="20.854cm">
          <draw:text-box>
            <text:p text:style-name="P1"><text:span text:style-name="T1">話し合いの時間では、</text:span></text:p>
            <text:p text:style-name="P1"><text:span text:style-name="T1">生存しているプレイヤー全員同士で</text:span></text:p>
            <text:p text:style-name="P1"><text:span text:style-name="T1">自由に会話を行うことができます。</text:span></text:p>
            <text:p text:style-name="P1"><text:span text:style-name="T1">死亡者は何も話してはいけません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3" draw:text-style-name="P11" draw:layer="layout" svg:width="14.612cm" svg:height="10.121cm" svg:x="3.194cm" svg:y="8.94cm">
          <draw:text-box>
            <text:p text:style-name="P1"><text:span text:style-name="T1">話し合いが終了したら、</text:span></text:p>
            <text:p text:style-name="P1"><text:span text:style-name="T1">そこでそのラウンドは終わり、</text:span></text:p>
            <text:p text:style-name="P1"><text:span text:style-name="T1">次のラウンドへ移行します。</text:span></text:p>
            <text:p text:style-name="P1"><text:span text:style-name="T1"/></text:p>
            <text:p text:style-name="P1"><text:span text:style-name="T1">どちらかの陣営が</text:span></text:p>
            <text:p text:style-name="P1"><text:span text:style-name="T1">勝利条件を達成するまで、</text:span></text:p>
            <text:p text:style-name="P1"><text:span text:style-name="T1">これらを繰り返し続けます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1" svg:font-family="'MS Gothic'"/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刻明朝 Regular" svg:font-family="'刻明朝 Regular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49cm" svg:y="1.116cm" presentation:class="title" presentation:placeholder="true">
        <draw:text-box/>
      </draw:frame>
      <draw:frame presentation:style-name="Default-outline1" draw:layer="backgroundobjects" svg:width="18.899cm" svg:height="16.238cm" svg:x="1.049cm" svg:y="6.551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5:16:48.300000000</meta:creation-date>
    <dc:date>2019-11-27T13:53:41.893000000</dc:date>
    <meta:editing-duration>P3DT19H20M5S</meta:editing-duration>
    <meta:editing-cycles>9</meta:editing-cycles>
    <meta:generator>LibreOffice/6.2.8.2$Windows_X86_64 LibreOffice_project/f82ddfca21ebc1e222a662a32b25c0c9d20169ee</meta:generator>
    <meta:document-statistic meta:object-count="60"/>
  </office:meta>
</office:document-meta>
</file>